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2.0.0</text:p>
      <text:p text:style-name="Subtitle">5<text:span text:style-name="T10">th</text:span> Jan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5">Running an Application with the Byteman Agent<text:tab/>5</text:p>
          <text:p text:style-name="P15">Event Condition Action Rules<text:tab/>6</text:p>
          <text:p text:style-name="P15">Rule Bindings and Parameterization<text:tab/>6</text:p>
          <text:p text:style-name="P15">Built-in Conditions and Actions<text:tab/>7</text:p>
          <text:p text:style-name="P15">Extending or Replacing the Byteman Language Built-ins<text:tab/>8</text:p>
          <text:p text:style-name="P15">Agent Transformation<text:tab/>8</text:p>
          <text:p text:style-name="P15">Agent Retransformation<text:tab/>9</text:p>
          <text:p text:style-name="P15">ECA Rule Engine<text:tab/>10</text:p>
          <text:p text:style-name="P17">The Byteman Rule Language<text:tab/>12</text:p>
          <text:p text:style-name="P15">Rule Events<text:tab/>12</text:p>
          <text:p text:style-name="P16">Class Rules vs Interface Rules<text:tab/>13</text:p>
          <text:p text:style-name="P16">Overriding <text:s/>Rules<text:tab/>13</text:p>
          <text:p text:style-name="P16">Overriding Interface Rules<text:tab/>15</text:p>
          <text:p text:style-name="P16">Location Specifiers<text:tab/>15</text:p>
          <text:p text:style-name="P15">Rule Bindings<text:tab/>19</text:p>
          <text:p text:style-name="P15">Rule Expressions<text:tab/>19</text:p>
          <text:p text:style-name="P15">Rule Conditions<text:tab/>21</text:p>
          <text:p text:style-name="P15">Rule Actions<text:tab/>22</text:p>
          <text:p text:style-name="P15">Built-In Calls<text:tab/>23</text:p>
          <text:p text:style-name="P15">User-Defined Rule Helpers<text:tab/>23</text:p>
          <text:p text:style-name="P15">The Rule Helper Lifecycle Methods<text:tab/>25</text:p>
          <text:p text:style-name="P17">Byteman Rule Language Standard Built-Ins<text:tab/>27</text:p>
          <text:p text:style-name="P15">Thread Coordination Operations<text:tab/>27</text:p>
          <text:p text:style-name="P16">Waiters<text:tab/>27</text:p>
          <text:p text:style-name="P16">Rendezvous<text:tab/>28</text:p>
          <text:p text:style-name="P16">Joiners<text:tab/>29</text:p>
          <text:p text:style-name="P16">Aborting Execution<text:tab/>29</text:p>
          <text:p text:style-name="P15">Rule State Management Operations<text:tab/>30</text:p>
          <text:p text:style-name="P16">CountDowns<text:tab/>30</text:p>
          <text:p text:style-name="P16">Flags<text:tab/>31</text:p>
          <text:p text:style-name="P16">Counters<text:tab/>31</text:p>
          <text:p text:style-name="P16">Timers<text:tab/>32</text:p>
          <text:p text:style-name="P16">Recursive Triggering<text:tab/>32</text:p>
          <text:p text:style-name="P15">Trace and Debug Operations<text:tab/>34</text:p>
          <text:p text:style-name="P16">Debugging<text:tab/>34</text:p>
          <text:p text:style-name="P16">Tracing<text:tab/>34</text:p>
          <text:p text:style-name="P15">Stack Management Operations<text:tab/>35</text:p>
          <text:p text:style-name="P16">Checking The Call Tree<text:tab/>35</text:p>
          <text:p text:style-name="P16">Tracing the Caller Stack<text:tab/>37</text:p>
          <text:p text:style-name="P16">Selective Stack Tracing Using a Regular Expression Filter<text:tab/>37</text:p>
          <text:p text:style-name="P16">Stack Range Tracing<text:tab/>39</text:p>
          <text:p text:style-name="P15">Default Helper Lifecycle Methods<text:tab/>41</text:p>
          <text:p text:style-name="P17">Using Byteman<text:tab/>43</text:p>
          <text:p text:style-name="P15">Downloading a binary release<text:tab/>43</text:p>
          <text:p text:style-name="P15">Obtaining the sources<text:tab/>43</text:p>
          <text:p text:style-name="P15">Building Byteman from the sources<text:tab/>43</text:p>
          <text:p text:style-name="P15"><text:soft-page-break/>Running Applications with Byteman<text:tab/>43</text:p>
          <text:p text:style-name="P15">Installing Byteman in a Running JVM using Script bminstall.sh<text:tab/>44</text:p>
          <text:p text:style-name="P15">Available -javaagent Options<text:tab/>45</text:p>
          <text:p text:style-name="P15">Running Byteman Using Script bmjava.sh<text:tab/>46</text:p>
          <text:p text:style-name="P15">Submitting Rules Dynamically Using Script bmsubmit.sh<text:tab/>46</text:p>
          <text:p text:style-name="P15">Checking Rules Offline Using Script bmcheck.sh<text:tab/>48</text:p>
          <text:p text:style-name="P15">Installing And Submitting from Java<text:tab/>48</text:p>
          <text:p text:style-name="P15">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92009335"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2066612435"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698211090" text:continue-list="list192009335"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2026376207"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039478877"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194337458" text:continue-list="list2026376207"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91767031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611055590"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757395811"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52925825" text:style-name="L3">
        <text:list-item>
          <text:p text:style-name="P23">the <text:span text:style-name="T1">trigger method</text:span>, i.e. the method which contains the trigger point</text:p>
        </text:list-item>
        <text:list-item>
          <text:p text:style-name="P23"><text:soft-page-break/>the rule which has been matched</text:p>
        </text:list-item>
        <text:list-item>
          <text:p text:style-name="P2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88881302" text:continue-list="list757395811"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945404896"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12187412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277672660"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2023114518"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725050649"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2036431643" text:continue-numbering="true" text:style-name="Outline">
        <text:list-item>
          <text:list>
            <text:list-item>
              <text:list>
                <text:list-header>
                  <text:h text:style-name="P1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35260485" text:continue-numbering="true" text:style-name="Outline">
        <text:list-item>
          <text:list>
            <text:list-item>
              <text:list>
                <text:list-header>
                  <text:h text:style-name="P1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105628329"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79625107"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912343625"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026478358" text:style-name="L5">
        <text:list-item>
          <text:p text:style-name="P25">throw and return operations are only allowed as the last action in a sequence of rule actions (see below).</text:p>
        </text:list-item>
      </text:list>
      <text:list xml:id="list2136635659"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536775365" text:continue-list="list147962510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9616367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07082902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59590312"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2070575450"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446365173"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277389329" text:continue-list="list2070575450"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74371013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265513880"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80239291"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263981864"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1395072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96637385"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33910943"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37085352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824782848"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664479183"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15103449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56451379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852029652"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731634363"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291453893" text:continue-numbering="true" text:style-name="Outline">
        <text:list-item>
          <text:list>
            <text:list-item>
              <text:list>
                <text:list-header>
                  <text:h text:style-name="P20"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96297159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499099894"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235388651"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210188533" text:continue-numbering="true" text:style-name="Outline">
        <text:list-item>
          <text:list>
            <text:list-header>
              <text:h text:style-name="P18"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344275047"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92998358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068680811"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text:soft-page-break/>concatenating these options into a valid <text:span text:style-name="Code_20_Text">-javaagent</text:span> argument.</text:p>
      <text:list xml:id="list1449079815"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857672547" text:continue-numbering="true" text:style-name="Outline">
        <text:list-item>
          <text:list>
            <text:list-header>
              <text:h text:style-name="P1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text:soft-page-break/>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370366554"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oft-page-break/><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807915815"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872150559"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ext:soft-page-break/>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023380500" text:continue-list="list807915815" text:style-name="Outline">
        <text:list-item>
          <text:list>
            <text:list-header>
              <text:h text:style-name="Heading_20_2" text:outline-level="2" text:is-list-header="true"><text:span text:style-name="Code_20_Text"><text:span text:style-name="T4">Checking Rules Offline Using Script bm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m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text:span></text:span><text:soft-page-break/><text:span text:style-name="Code_20_Text"><text:span text:style-name="T4">directory in the parent of the directory from which it is run. It needs to be supplied with a classpath locating any application classes mentioned in the rules.</text:span></text:span></text:p>
      <text:p text:style-name="Text_20_body">The command line syntax for the bmcheck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410739858" text:continue-numbering="true" text:style-name="Outline">
        <text:list-item>
          <text:list>
            <text:list-header>
              <text:h text:style-name="P18"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Package DTest allows a standalone test </text:span><text:span text:style-name="T4">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937050410"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text:soft-page-break/>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text:soft-page-break/>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Andrew Dinn</meta:initial-creator>
    <meta:creation-date>2008-09-25T16:33:44</meta:creation-date>
    <dc:creator>Andrew Dinn</dc:creator>
    <dc:date>2012-01-17T10:33:56</dc:date>
    <meta:printed-by>Andrew Dinn</meta:printed-by>
    <meta:print-date>2008-09-26T17:21:42</meta:print-date>
    <meta:editing-cycles>198</meta:editing-cycles>
    <meta:editing-duration>P3DT33M52S</meta:editing-duration>
    <meta:document-statistic meta:table-count="0" meta:image-count="0" meta:object-count="0" meta:page-count="51" meta:paragraph-count="541" meta:word-count="19684" meta:character-count="127580" meta:non-whitespace-character-count="104256"/>
    <meta:user-defined meta:name="Info 1"/>
    <meta:user-defined meta:name="Info 2"/>
    <meta:user-defined meta:name="Info 3"/>
    <meta:user-defined meta:name="Info 4"/>
  </office:meta>
</office:document-meta>
</file>